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margin-left="0cm" fo:margin-right="0cm" fo:text-indent="0cm" style:auto-text-indent="false"/>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margin-left="0cm" fo:margin-right="0cm" fo:text-indent="0cm" style:auto-text-indent="false"/>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vod</text:p>
      <text:p text:style-name="Standard"/>
      <text:p text:style-name="Standard">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Standard"/>
      <text:p text:style-name="Standard">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Standard"/>
      <text:p text:style-name="Standard">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Standard"/>
      <text:p text:style-name="Standard">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Standard"/>
      <text:p text:style-name="P1">\section{Štruktúra práce}</text:p>
      <text:p text:style-name="Standard"/>
      <text:p text:style-name="Standard">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Standard"/>
      <text:p text:style-name="Standard">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Standard"/>
      <text:p text:style-name="Standard">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Standard"/>
      <text:p text:style-name="Standard">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Standard"/>
      <text:p text:style-name="Standard"><text:soft-page-break/></text:p>
      <text:p text:style-name="Standard"/>
      <text:p text:style-name="Standard">Modelovacie nastroje</text:p>
      <text:p text:style-name="Standard"/>
      <text:p text:style-name="P1">\section{Business Process Modeling Notation}</text:p>
      <text:p text:style-name="Standard">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Standard"/>
      <text:p text:style-name="Standard">BPMN definuje Business Process Diagram (BPD), ktorý graficky znázorňuje postupnosti firemných procesov. Objekty zachytené v grafe reprezentujú aktivity a orientované hrany naznačujú poradie ich vykonania. </text:p>
      <text:p text:style-name="Standard"/>
      <text:p text:style-name="P1">\subsection{Rozdelenie objektov v BPMN}</text:p>
      <text:p text:style-name="Standard">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Standard">Základne kategórie elementov sú:</text:p>
      <text:p text:style-name="Standard">\begin{itemize}</text:p>
      <text:p text:style-name="Standard"><text:s/>\item Tokové objekty (Flow Objects) </text:p>
      <text:p text:style-name="Standard"><text:s/>\item Spojovací objekty (Connecting Objects)</text:p>
      <text:p text:style-name="Standard"><text:s/>\item Plavecké dráhy <text:s/>(Swimlanes)</text:p>
      <text:p text:style-name="Standard"><text:s/>\item Artefakty (Artifacts)</text:p>
      <text:p text:style-name="Standard">\end{itemize}</text:p>
      <text:p text:style-name="Standard"/>
      <text:p text:style-name="P1">\subsection{Tokové objekty}</text:p>
      <text:p text:style-name="Standard">Tokové objekty sú základné objekty BPD udávajú správanie firemného procesu. Definované sú tri Flow Objects: \\</text:p>
      <text:p text:style-name="Standard"/>
      <text:p text:style-name="P1">\textbf{Udalosť (Event)}</text:p>
      <text:p text:style-name="Standard">\begin{center}\includegraphics{pic/event.png}\end{center}</text:p>
      <text:p text:style-name="Standard">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Standard">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Standard">Medziľahlé udalosti môžeme naviazať na aktivity čím určíme ich alternatívne ukončenia. Napríklad vypršanie času pre ukončenie aktivity, výskyt chyby počas behu a iné. \\ <text:s/></text:p>
      <text:p text:style-name="Standard"/>
      <text:p text:style-name="Standard">\begin{figure}[ht]</text:p>
      <text:p text:style-name="Standard"><text:s/>\centering</text:p>
      <text:p text:style-name="Standard"><text:s/>\includegraphics{pic/eventtypes.png}</text:p>
      <text:p text:style-name="Standard"><text:soft-page-break/><text:s/>\caption{Zoznam podtypov udalostí.}</text:p>
      <text:p text:style-name="Standard"><text:s/>\label{fig:evtyp}</text:p>
      <text:p text:style-name="Standard">\end{figure}</text:p>
      <text:p text:style-name="Standard"/>
      <text:p text:style-name="P1">\textbf{Aktivita (Activity)}</text:p>
      <text:p text:style-name="Standard">\begin{center}\includegraphics{pic/activity.png}\end{center}</text:p>
      <text:p text:style-name="Standard">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Standard"/>
      <text:p text:style-name="P1">\textbf{Brána (Gateway)}</text:p>
      <text:p text:style-name="Standard">\begin{center}\includegraphics{pic/gateway.png}\end{center}</text:p>
      <text:p text:style-name="Standard">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Standard"/>
      <text:p text:style-name="P1">\subsection{Spojovací objekty (Connecting Objects)}</text:p>
      <text:p text:style-name="Standard">Tokové objekty sa spájajú a vytvárajú základnú kostru firemného procesu. Spojovací objekty zabezpečujú toto prepojenie a taktiež umožňujú pripájanie artefaktov. \\</text:p>
      <text:p text:style-name="Standard"/>
      <text:p text:style-name="P1">\textbf{Sekvenční tok (Sequence Flow)}</text:p>
      <text:p text:style-name="Standard">\begin{center}\includegraphics{pic/seqflow.png}\end{center}</text:p>
      <text:p text:style-name="Standard">Sekvenční tok reprezentuje neprerušovaná čiara s vyplnenou šípkou. Vyznačuje poradie v akom sú aktivity vykonávané v procese.\\</text:p>
      <text:p text:style-name="Standard"/>
      <text:p text:style-name="P1">\textbf{Tok sprav (Message Flow)}</text:p>
      <text:p text:style-name="Standard">\begin{center}\includegraphics{pic/msgflow.png}\end{center}</text:p>
      <text:p text:style-name="Standard">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Standard"/>
      <text:p text:style-name="P1">\textbf{Asociácia (Association)}</text:p>
      <text:p text:style-name="Standard">\begin{center}\includegraphics{pic/association.png}\end{center}</text:p>
      <text:p text:style-name="Standard">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Standard"/>
      <text:p text:style-name="P1">\subsection{Plavecké dráhy <text:s/>(Swimlanes)}</text:p>
      <text:p text:style-name="Standard">Plavecké dráhy sa používajú ako prostriedok pre organizáciu aktivít. Opticky sa pomocou nich oddeľujú zodpovednosti roli alebo usporiadanie činnosti v procese.\\</text:p>
      <text:p text:style-name="Standard"/>
      <text:p text:style-name="P1">\textbf{Pool}</text:p>
      <text:p text:style-name="Standard">\begin{center}\includegraphics{pic/pool.png}\end{center}</text:p>
      <text:p text:style-name="Standard">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Standard"/>
      <text:p text:style-name="Standard">\begin{figure}[ht]</text:p>
      <text:p text:style-name="Standard"><text:s/>\centering</text:p>
      <text:p text:style-name="Standard"><text:s/>\includegraphics[width=\linewidth]{pic/poolex.png}</text:p>
      <text:p text:style-name="Standard"><text:s/>\caption{Príklad využitia poolu.}</text:p>
      <text:p text:style-name="Standard"><text:s/>\label{fig:polex}</text:p>
      <text:p text:style-name="Standard">\end{figure}</text:p>
      <text:p text:style-name="Standard"/>
      <text:p text:style-name="P1">\textbf{Dráha (Lane)}</text:p>
      <text:p text:style-name="Standard">\begin{center}\includegraphics{pic/lane.png}\end{center}</text:p>
      <text:p text:style-name="Standard">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Standard"/>
      <text:p text:style-name="Standard">\begin{figure}[ht]</text:p>
      <text:p text:style-name="Standard"><text:s/>\centering</text:p>
      <text:p text:style-name="Standard"><text:s/>\includegraphics[width=\linewidth]{pic/laneex.png}</text:p>
      <text:p text:style-name="Standard"><text:s/>\caption{Príklad využitia dráhy.}</text:p>
      <text:p text:style-name="Standard"><text:s/>\label{fig:lanex}</text:p>
      <text:p text:style-name="Standard">\end{figure}</text:p>
      <text:p text:style-name="Standard"/>
      <text:p text:style-name="P1">\subsection{Artefakty (Artifacts)}</text:p>
      <text:p text:style-name="Standard">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Standard"/>
      <text:p text:style-name="P1">\textbf{Dátový objekt (Data Object)}</text:p>
      <text:p text:style-name="Standard">\begin{center}\includegraphics{pic/data.png}\end{center}</text:p>
      <text:p text:style-name="Standard">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Standard"/>
      <text:p text:style-name="P1">\textbf{ Skupina (Group)}</text:p>
      <text:p text:style-name="Standard">\begin{center}\includegraphics{pic/group.png}\end{center}</text:p>
      <text:p text:style-name="Standard">Skupina je znázorňovaná prerušovaným obdĺžnikom a používa sa pre dokumentačné a analytické účeli. Nejak neovplyvňuje tok procesu. \\</text:p>
      <text:p text:style-name="Standard"/>
      <text:p text:style-name="P1">\textbf{Poznámka <text:s/>(Annotation)}</text:p>
      <text:p text:style-name="Standard">\begin{center}\includegraphics{pic/annotation.png}\end{center}</text:p>
      <text:p text:style-name="Standard">Anotácia slúži na zachytenie dodatočnej textovej informácie pre čitateľa diagramu. K objektu je pripojená pomocou asociácie. \\</text:p>
      <text:p text:style-name="Standard"/>
      <text:p text:style-name="P1">\subsection{Výužitie BPMN}</text:p>
      <text:p text:style-name="Standard">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Standard">\begin{description}</text:p>
      <text:p text:style-name="Standard"><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ého procesu. </text:p>
      <text:p text:style-name="Standard"><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Standard">\end{description}</text:p>
      <text:p text:style-name="Standard"/>
      <text:p text:style-name="Standard">\begin{figure}[hb]</text:p>
      <text:p text:style-name="Standard"><text:s/>\centering</text:p>
      <text:p text:style-name="Standard"><text:s/>\includegraphics[width=\linewidth]{pic/hlproc.png}</text:p>
      <text:p text:style-name="Standard"><text:s/>\caption{Interný proces vysokej úrovne.}</text:p>
      <text:p text:style-name="Standard"><text:s/>\label{fig:hlproc}</text:p>
      <text:p text:style-name="Standard">\end{figure}</text:p>
      <text:p text:style-name="Standard"/>
      <text:p text:style-name="Standard">\begin{figure}[hb]</text:p>
      <text:p text:style-name="Standard"><text:s/>\centering</text:p>
      <text:p text:style-name="Standard"><text:s/>\includegraphics[width=\linewidth]{pic/subproc.png}</text:p>
      <text:p text:style-name="Standard"><text:s/>\caption{Interný proces vysokej úrovne.}</text:p>
      <text:p text:style-name="Standard"><text:s/>\label{fig:subproc}</text:p>
      <text:p text:style-name="Standard">\end{figure}</text:p>
      <text:p text:style-name="Standard"/>
      <text:p text:style-name="P1">\section{Unified Modeling Language}</text:p>
      <text:p text:style-name="Standard">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Standard"/>
      <text:p text:style-name="P1">\subsection{Diagram prípadov užitia}</text:p>
      <text:p text:style-name="Standard">Diagram prípadov užitia (Use Case Diagram) slúži na zachytenie základných funkčných požiadavkov, ktoré ma systém splňovať. Diagram sa skladá z troch základných častí:</text:p>
      <text:p text:style-name="Standard">\begin{description}</text:p>
      <text:p text:style-name="Standard"><text:s/>\item[Hranice systému] Vymedzujú modelovanú oblasť.</text:p>
      <text:p text:style-name="Standard"><text:s/>\item[Aktér] Predstavuje entitu (rola, systém, čas) mimo systém, ktorá so systémom spolupracuje. </text:p>
      <text:p text:style-name="Standard"><text:s/>\item[Prípad užitia] Zachytáva ucelenú funkčnú jednotku systému.</text:p>
      <text:p text:style-name="Standard">\end{description}</text:p>
      <text:p text:style-name="Standard"/>
      <text:p text:style-name="Standard">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Standard"/>
      <text:p text:style-name="Standard">\begin{figure}[hb]</text:p>
      <text:p text:style-name="Standard"><text:s/>\centering</text:p>
      <text:p text:style-name="Standard"><text:s/>\includegraphics{pic/usecaseex.png}</text:p>
      <text:p text:style-name="Standard"><text:soft-page-break/><text:s/>\caption{Príklad na diagram prípadu užitia.}</text:p>
      <text:p text:style-name="Standard"><text:s/>\label{fig:UCex}</text:p>
      <text:p text:style-name="Standard">\end{figure}</text:p>
      <text:p text:style-name="Standard"/>
      <text:p text:style-name="P1">\subsection{Diagram tried}</text:p>
      <text:p text:style-name="Standard">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Standard"/>
      <text:p text:style-name="Standard">\begin{figure}[hb]</text:p>
      <text:p text:style-name="Standard"><text:s/>\centering</text:p>
      <text:p text:style-name="Standard"><text:s/>\includegraphics{pic/classex.png}</text:p>
      <text:p text:style-name="Standard"><text:s/>\caption{Príklad na diagram tried.}</text:p>
      <text:p text:style-name="Standard"><text:s/>\label{fig:classex}</text:p>
      <text:p text:style-name="Standard">\end{figure}</text:p>
      <text:p text:style-name="Standard"><text:tab/></text:p>
      <text:p text:style-name="P1">%\subsection{Sekvenčný diagra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Modelovacie techniky</text:p>
      <text:p text:style-name="Standard"/>
      <text:p text:style-name="Standard">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Standard"/>
      <text:p text:style-name="P3">Pri využití objektovo orientovanej analýzy sa v najväčšej miere používajú dva modely: Vodopád a iteratívny / inkrementálny vývoj. Črty týchto modelov nájdeme vo všetkých moderných modelovacích metodikách. </text:p>
      <text:p text:style-name="P3"/>
      <text:p text:style-name="P6">\section{Vodopád}</text:p>
      <text:p text:style-name="P3">\label{sec:vod}</text:p>
      <text:p text:style-name="P3">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3"/>
      <text:p text:style-name="P3">\begin{itemize}</text:p>
      <text:p text:style-name="P3">\item Definovanie problému</text:p>
      <text:p text:style-name="P3">\item Analýzu a špecifikáciu požiadavkov</text:p>
      <text:p text:style-name="P3">\item Návrh</text:p>
      <text:p text:style-name="P3">\item Implementovanie </text:p>
      <text:p text:style-name="P3">\item Testovanie a integrovanie</text:p>
      <text:p text:style-name="P3">\item Údržba </text:p>
      <text:p text:style-name="P3">\end{itemize}</text:p>
      <text:p text:style-name="P3"/>
      <text:p text:style-name="P3">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3"/>
      <text:p text:style-name="P3">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3"/>
      <text:p text:style-name="P3">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3"/>
      <text:p text:style-name="P3">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3"/>
      <text:p text:style-name="P1">\section{Iteratívny / inkrementálny vývoj}</text:p>
      <text:p text:style-name="Standard">\label{sec:InIt}</text:p>
      <text:p text:style-name="Standard">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Standard">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Standard"/>
      <text:p text:style-name="Standard">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Standard"/>
      <text:p text:style-name="Standard">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Standard"/>
      <text:p text:style-name="P1">\section{Agilné metódy vývoja}</text:p>
      <text:p text:style-name="P2">\label{sec:agil}</text:p>
      <text:p text:style-name="P2"/>
      <text:p text:style-name="P2">Súčasný svet sa veľmi rýchlo mení. Pri vývoji softvéru sa preto kladie veľký doraz na rýchlosť a flexibilitu. Aplikácie sa počas vývoja musia prispôsobovať meniacim sa podmienkam a byť čo najskôr k dispozícii zákazníkovi.</text:p>
      <text:p text:style-name="P2"/>
      <text:p text:style-name="P2">Z obrázku \ref{fig:agilvsklas} vidíme, že klasické metódy vývoja zakladajú na fixnej funkcionalite, ktorá je daná špecifikáciou požiadavkov. Funkcionalita je hlavným merítkom úspešnosti projektu. V prípade nesplnenie požiadavkov projekt zlyháva. Čas a prostriedky sa pre daný projekt odvíjajú od funkcionality. Často sa preto stáva, že dochádza k posúvaniu termínov odovzdania a navyšovanie zdrojov na zvládnutie projektu.</text:p>
      <text:p text:style-name="P2"/>
      <text:p text:style-name="P2">Agilné metódy sa k problému stavajú presne naopak. Za fixné považujú zdroje a čas potrebný na zvládnutie projektu. Zákazníkovi dodáva nie vždy úplnú, ale pre neho najpodstatnejšiu funkcionalitu vždy v čase, keď ju potrebuje. Programy vyvíjané agilnými metódami sú ľahko rozšíritelne a preto nie je problém s dodaním zvyšných častí systému. Ďalším dôsledkom nefixnej funkcionality je možnosť menenia požiadavkov zákazníka počas vývoja. Vyvíjaný produkt tým lepšie spĺňa zákazníkove potreby.\\</text:p>
      <text:p text:style-name="P2"/>
      <text:p text:style-name="P2">\begin{figure}[ht]</text:p>
      <text:p text:style-name="P2"><text:s/>\centering</text:p>
      <text:p text:style-name="P2"><text:s/>\includegraphics[width=400px]{pic/agilvsklasik.png}</text:p>
      <text:p text:style-name="P2"><text:s/>\caption{Porovnanie klasického a agilného prístupu.}</text:p>
      <text:p text:style-name="P2"><text:s/>\label{fig:agilvsklas}</text:p>
      <text:p text:style-name="P2">\end{figure}</text:p>
      <text:p text:style-name="P2"/>
      <text:p text:style-name="P1">\subsection{Manifest agilného programovania}</text:p>
      <text:p text:style-name="P2">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P2"><text:soft-page-break/>\begin{itemize}</text:p>
      <text:p text:style-name="P2"><text:s/>\item Osoby a interakcia majú prednosť pred procesmi a nástrojmi</text:p>
      <text:p text:style-name="P2"><text:s/>\item Fungujúci softvér ma prednosť pred obsiahlou dokumentáciou</text:p>
      <text:p text:style-name="P2"><text:s/>\item Spolupráca so zákazníkom je uprednostnená pred vyjednávaním zmluv</text:p>
      <text:p text:style-name="P2"><text:s/>\item Reagovanie na zmenu má prednosť pred nasledovaním plánu\\</text:p>
      <text:p text:style-name="P2">\end{itemize}</text:p>
      <text:p text:style-name="P2">\textbf{Osoby a interakcia majú prednosť pred procesmi a nástrojmi}</text:p>
      <text:p text:style-name="P2"/>
      <text:p text:style-name="P2">Tento bod vyjadruje zameranie metódy na človeka a jeho schopnosti a skúsenosti. Uprednostňovaný je malý efektívny tým, ktorého členovia medzi sebou intenzívne komunikujú pri riešení problémov. Preferované je riešenie problémov pomocou komunikácie tvárou v tvár, ktorá je rýchlejšia a efektívnejšia ako iné formy komunikácie. Je preto dobré aby bol cely tým situovaný fyzicky na jedno miesto. Umožňuje to lepšiu spoluprácu na projekte a tým aj rýchlejšie produkovanie kódu. Programovanie často prebieha v skupinkách, ktorej členovia sa striedajú pri kódovaní daného úseku programu. </text:p>
      <text:p text:style-name="P2"/>
      <text:p text:style-name="P2">Manažéri a vývojári sú v týme na rovnakej úrovni. Pri rozhodnutiach, ktoré sa týkajú technických riešení, majú hlavné slovo vývojári. Manažéri majú za úlohu odstraňovať problémy netechnického rázu, ktoré by mohli projekt ohroziť. Obidve skupiny <text:s/>navzájom intenzívne komunikujú pre dosiahnutie najlepších výsledkov.\\\\</text:p>
      <text:p text:style-name="P2">\textbf{Fungujúci softvér ma prednosť pred obsiahlou dokumentáciou}</text:p>
      <text:p text:style-name="P2"/>
      <text:p text:style-name="P2">Klasické postupy stavajú dokumentáciu na základe špecifikácie požiadavkov. Snažia sa tak zachytiť funkcionalitu budovaného systému. Výsledkom vývojového procesu je systém, ktorý zákazník na začiatku procesu definoval. Manažment sa týmto postupom sa snaží minimalizovať možnosť zlyhania projektu. Klasický prístup má však dva výrazné nedostatky. Počíta s presnou predstavou zákazníka o nastávajúcom systéme, ktorú obyčajne zákazník nemá, a nereaguje na zmeny v požiadavkách. Od definovania požiadavkov po odovzdanie systému uplynie veľa času. Svet však nestojí a taktiež ani požiadavky zákazníka na systém nestagnujú. Výsledkom klasických postupov <text:s/>je preto často systém, ktorý presne spĺňa špecifikáciu požiadavkov ale nespĺňa aktuálne potreby zákazníka.</text:p>
      <text:p text:style-name="P2"/>
      <text:p text:style-name="P2">Agilné metodiky sa snažia tejto nepružnosti vyhnúť. Nemajú jasne stanovené požiadavky na systém na začiatku vývoja, <text:s/>preto nie je možné zostaviť klasickú dokumentáciu. Šetrí sa tým čas potrebný na vývoj. Za kľúčovú časť dokumentácie je považovaný vlasý kód. Agilne metodiky priniesli koncept jednoduchosti ? neprodukovať viac ako je treba a nesnažiť sa tvoriť dokumenty, ktoré zachytávajú budúcnosť. Šetrí sa tým veľa úsilia, ktoré by bolo potrebné na vyhľadávanie v rozsiahlych dokumentáciách a <text:s/>udržovanie týchto dokumentov v aktuálnom stave.</text:p>
      <text:p text:style-name="P2"><text:s/></text:p>
      <text:p text:style-name="P2">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a so systémom počas jeho vyvíja.\\\\</text:p>
      <text:p text:style-name="P2">\textbf{Spolupráca so zákazníkom je uprednostnená pred vyjednávaním zmluv}</text:p>
      <text:p text:style-name="P2"/>
      <text:p text:style-name="P2">Agilné metódy sú založené na flexibilite a ich sila spočíva v možnosti rýchleho sa prispôsobenia meniacim sa požiadavkam. Pri vývoji sa intenzívne komunikuje so zákazníkom a funkcionalita sa vytvára a upravuje podľa jeho predstáv. Zákazník sa stáva členom vývojového, spolupracuje na odsúhlasovaní rozhodnutí a ovplyvňuje vývoj.</text:p>
      <text:p text:style-name="P2"/>
      <text:p text:style-name="P2">Klasické metódy zjednávania kontraktu sa opierajú o špecifikáciu budúceho systému. Podľa nej sa vypočíta fixná cena projektu. Pre agilné metódy tento postup nie je aplikovateľný, lebo konečná <text:soft-page-break/>funkcionalita budúceho systému sa začne rysovať až počas samotného vývoja. Agilné metódy musia byť preto podporené novým druhom kontraktu, ktorý nie je založený na fixnej cene dodávky. </text:p>
      <text:p text:style-name="P2"/>
      <text:p text:style-name="P2">Vniká tu potreba pre nový obchodný vzťah, ktorý je založený na úzkej spolupráci zákazníka s dodávateľom. Zákazník má veľkú moc v ovplyvňovaní celého vývoja a nesie aj veľkú časť zodpovednosti za úspech projektu.\\\\</text:p>
      <text:p text:style-name="P2">\textbf{Reagovanie na zmenu má prednosť pred nasledovaním plánu}</text:p>
      <text:p text:style-name="P2"/>
      <text:p text:style-name="P2">V súčasnom rýchlo sa meniacom svete je ťažké používať prediktívne metodiky alebo definovať stabilnú špecifikáciu požiadavkov. Klasické postupy sa pomocou plánovania snažia zamedziť zlyhaniu projektu a tým šetriť náklady na projekt. Ich výsledok však nemusí splniť momentálne očakávania zákazníka.</text:p>
      <text:p text:style-name="P2"/>
      <text:p text:style-name="P2">Agilne metódy volia iný prístup. Zmenám sa nedá vyhnúť a preto sa proti ní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pri vývoji postupuje. Zákazník ma možnosť ovplyvňovať prioritu jednotlivých funkcii. Vyžiadať doplnenie novej funkcionality systému, modifikovanie už existujúcich častí a vymazanie nevhodnej funkcionality</text:p>
      <text:p text:style-name="P2"/>
      <text:p text:style-name="P1">\section{Business Driven Development}</text:p>
      <text:p text:style-name="P2">\label{sec:bdd}</text:p>
      <text:p text:style-name="P2"/>
      <text:p text:style-name="P2">Business driven development (BDD) je moderný robustný prístup k tvoreniu softvéru. Podobne ako Agilné metodiky sa snaží reagovať na časte a rýchle zmeny pri vývoji softvéru v dnešnom dynamicky sa meniacom svete. Dôraz je kladení na vývin softvéru, ktorý zodpovedá trhovým trendom a <text:s/>firemným potrebám. Do popredia sa vyzdvihuje súlad IT riešení a firemných požiadaviek.\\</text:p>
      <text:p text:style-name="P2"/>
      <text:p text:style-name="P2">Klasické softvérové riešenia boli tvorené na základe stanovených požiadavkov. Systémy vzniknuté týmto spôsobom boli do veľkej miery neflexibilné. Ich rozširovanie bolo veľmi obtiažne a nákladne. Znovupoužitie funkcionalit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a potrieb firmy.</text:p>
      <text:p text:style-name="P2"/>
      <text:p text:style-name="P2">Pre dosiahnutie potrebného prepojenia firemných potrieb a IT sa môžeme odraziť od modelovania firemných procesov a rôznych metrík, ako napríklad návratovosť investícii (return of investments ROI), kľúčových indikátorov výkonu (key performance indicaotrs KPI) a dalších.</text:p>
      <text:p text:style-name="P2"/>
      <text:p text:style-name="P2">Ako hlavný prvok premostenia firemných potrieb a IT je vhodne využiť modelov firemných procesov (Business proces models BPMs). Je preto dôležité aby IT odborníci boli schopný tieto diagramy čítať a pochopiť.</text:p>
      <text:p text:style-name="P2"/>
      <text:p text:style-name="P2">Analyzovaním procesov môžeme dospieť k tomu, že požadovaná funkcionalita už existuje a môže byť znovu použitá a sú prípadne do programovane len malé časti na prepojenie už existujúcich modulov. V prípade že sa nedá znovu použiť žiadna čast systému, budeme vyvíjať od začiatku.\\</text:p>
      <text:p text:style-name="P2"/>
      <text:p text:style-name="P1">\subsection{BDD model činností}</text:p>
      <text:p text:style-name="P2">Vzniká snaha na uzavretie priepasti medzi firemnými potrebami a IT riešeniami. Toto prepojenie však musí zostať pružné a prístupné pri vytváraní IT riešení. Tieto trendy viedli k zavedeniu <text:soft-page-break/>servisne-orientovanej architektúry (Service-Oriented Architecture SOA). </text:p>
      <text:p text:style-name="P2"/>
      <text:p text:style-name="P2">SOA poskytuje rámec (framework) spolu s princípmi a smernicami na vytváranie znovu použiteľných, zlučiteľných a nastaviteľných servisov (services), ktoré sú platformovo nezávislé. Využitie SOA vyžaduje BDD prístup, ktorý spracúva firemné ciele a požiadavky z hora na dol do návrhov, vývoja a testovania. Získavame tým prostredie, v ktorom sa aplikácie tvoria zo znovu použiteľných servisov alebo z nových servisov, ktoré sú vyvíjané podla aktuálnych firemných potrieb. Tým sa zabezpečuje potrebná flexibilita v IT.</text:p>
      <text:p text:style-name="P2"/>
      <text:p text:style-name="P2">Nasledujúci obrázok \ref{fig:BDDmod} znázorňuje vysoko-úrovňový náhľad na typickú postupnosť činností v BDD metodike.</text:p>
      <text:p text:style-name="P2"/>
      <text:p text:style-name="P2">\begin{figure}[ht]</text:p>
      <text:p text:style-name="P2"><text:s/>\centering</text:p>
      <text:p text:style-name="P2"><text:s/>\includegraphics[width=300px]{pic/BDDmodel.png}</text:p>
      <text:p text:style-name="P2"><text:s/>% BDDmodel.png: 1214x622 pixel, 72dpi, 42.83x21.94 cm, bb=0 0 1214 622</text:p>
      <text:p text:style-name="P2"><text:s/>\caption{BDD model činností.}</text:p>
      <text:p text:style-name="P2"><text:s/>\label{fig:BDDmod}</text:p>
      <text:p text:style-name="P2">\end{figure}</text:p>
      <text:p text:style-name="P2"/>
      <text:p text:style-name="P2">Prvým korkom vo vývoji nového IT riešenia je navrhnutie firemného procesu. Odporúča sa začať modelovaním kľúčových firemných procesov. Výsledkom modelovania je predanie firemných požiadaviek na systém IT riešiteľskému tímu. Navrhnutým firemným procesom musí byť zo strany firemných návrhárov určená dôležitosť, ktorá je vypočítaná pomocou rôznych metrík ako napríklad ROI a KPI.</text:p>
      <text:p text:style-name="P2"/>
      <text:p text:style-name="P2">Po ukončení modelovania firemných procesov nastupuje fáza zbierania požiadavkov na systém. Modely vzniknuté v predchádzajúcej fáze sú hlavným vstupom. Identifikujú sa v nich prípady užitia (use case), od ktorých sa odvíja návrh servisu. Stále sa pritom berie ohľad na firemné procesy, ktoré zachytávajú vzájomné prepojenie jednotlivých prípadov užitia. Po tom ako je servis implementovaný, pokračuje sa ďalšou fázou a to nasadením. Servis je nasadený na aplikačný server, kde je verejne prístupný a je možné ho vyhľadať.</text:p>
      <text:p text:style-name="P2"/>
      <text:p text:style-name="P2">Následne za uvedením servisu do prevádzky začína fáza monitorovania. Zbierajú sa v nej informácie o behu servisu v skutočnom čase, spracovávaných dátach a hláseniach. Sledovanie je doplnenie o širokú paletu meraní podla vopred definovaných metrík a výkonnostných parametrov. Fáza monitorovania je podstatná pre určenie funkčnosti a správnosti vytvoreného servisu. Správne vytvorený servis musí spĺňať všetky požadované parametre.</text:p>
      <text:p text:style-name="P2"/>
      <text:p text:style-name="P2">Na záver nastupuje analyzovanie nazbieraných dát z predchádzajúcej fázy. Dáta sú predané na analýzu architektom, návrhárom a vývojárom. Všetci zúčastnení pri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nové kolo vývoja. Ustavičným vylepšovaním existujúceho systému umožňuje tento mechanizmus rýchle prispôsobenie sa meniacim sa podmienkam.</text:p>
      <text:p text:style-name="P2"/>
      <text:p text:style-name="P2">V nasledujúcej časti sa budeme podrobnejšie venovať vývojovému životnému cyklu.</text:p>
      <text:p text:style-name="P2"/>
      <text:p text:style-name="P1">\subsection{Analýza firemných požiadavkov}</text:p>
      <text:p text:style-name="P2"/>
      <text:p text:style-name="P2">Prvým a veľmi podstatným krokom pri vývoji softvéru je pochopenie firemných požiadaviek. <text:soft-page-break/>Získavame ich pomocou komunikácie so zainteresovanými osobami a pozorovaním už existujúceho systému. Je veľmi dôležité komunikovať so všetkými vrstvami pracovníkov vo firme aj s najzaneprázdnenými manažérmi a vedúcimi. Výsledky treba zachytiť a zdokumentovať. Dokumenty by mali obsahovať minimálne:</text:p>
      <text:p text:style-name="P2"/>
      <text:p text:style-name="P2">\begin{itemize}</text:p>
      <text:p text:style-name="P2">\item Firemnú víziu.</text:p>
      <text:p text:style-name="P2">\item Firemné ciele (krátkodobé a dlhodobé), ktorými uskutočňujeme víziu spoločnosti.</text:p>
      <text:p text:style-name="P2">\item Firemné požiadavky vysokej úrovne, ktoré napomáhajú dosiahnuť ciele.</text:p>
      <text:p text:style-name="P2">\item Problémy s existujúcim firemnými procesmi.</text:p>
      <text:p text:style-name="P2">\end{itemize}</text:p>
      <text:p text:style-name="P2"/>
      <text:p text:style-name="P2">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2"/>
      <text:p text:style-name="P1">\subsection{Modelovanie firemných procesov}</text:p>
      <text:p text:style-name="P2"/>
      <text:p text:style-name="P2">Modelovanie firemných procesov (Business process modeling – BPM) je technika na vizuálne zachytenie firemných procesov pomocou postupnosti aktivít a rozhodovacích uzlov. Účelom BPM je vytvoriť modely, ktoré inžinierske skupiny môžu použiť na implementovanie servisov. Stanovuje sa ideálny firemný proces, ktorý sa snažíme dosiahnuť.</text:p>
      <text:p text:style-name="P2"/>
      <text:p text:style-name="P2">Každá organizácia alebo jej pod časť má vymedzenú firemnú funkcionalitu, ktorú podporuje alebo poskytuje. Pomocou BPM modelujeme tieto funkcionality. Každá úloha je pridelená roli ktorá odpovedá nejakej entite alebo skupine entít. Rola môže byť pridelená viacerým entitám a jedna entita môže vystupovať vo viacerých roliach.</text:p>
      <text:p text:style-name="P2"/>
      <text:p text:style-name="P2">Firemný proces po analýze môže byť reprezentovaný postupnosťou aktivít a úloh. Úloha je najmenšia celistvá jednotka funkcionality, ktorá ma pre užívateľa význam. Zložitejšie procesy sa podrobnejšie modelujú v podprocesoch, z ktorých sa skladá hlavný proces. Príklady procesov sú uvedené na obrázkoch \ref{fig:hlproc} a <text:s/>\ref{fig:subproc}.</text:p>
      <text:p text:style-name="P2"/>
      <text:p text:style-name="P2">Obyčajne celistvý úsek procesu odpovedá istej funkčnej jednotke firmy, niekedy je však zapotreby priradiť funkčnú jednotku organizácie procesu. Získavame tým hlboké pochopenie rozloženia zodpovedností a úloh vo firme, ktoré neskor zužitkujeme pri návrhu a vývoji softvérového projektu.</text:p>
      <text:p text:style-name="P2"/>
      <text:p text:style-name="P2">Navrhnuté modely sa dajú testovať prípadne sú do nich zavedené monitorovacie parametre aby bolo uľahčené meranie výkonu a funkčnosti procesov. Vykonávame nad nimi simulácie, skrz ktoré získavame informácie pre vylepšenie modelov.</text:p>
      <text:p text:style-name="P2"/>
      <text:p text:style-name="P2">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2"/>
      <text:p text:style-name="P1">\subsection{Modelovanie prípadov užitia}</text:p>
      <text:p text:style-name="P2">Pri modelovaní prípadov užitia využívame firemne procesy, pomocou ktorých vytvárame jednotlivé prípady užitia. Role z firemných procesov sú prevedené na aktorov a prípady užitia získame prevedeným jednotlivých firemných procesov prípadne podprocesov. Vlastný prevod modelov poskytuje značnú mieru flexibility.</text:p>
      <text:p text:style-name="P2"/>
      <text:p text:style-name="P2"><text:soft-page-break/>Pre prevod nie je jasne definovaný formálny postup, ale je možné naznačiť použiteľný mechanizmus pre prevádzanie BPMs na modely prípadov užitia.</text:p>
      <text:p text:style-name="P2"/>
      <text:p text:style-name="P2">Nie je vhodné mapovať jednu aktivitu či úlohu v procese na jedne prípad užitia. Prípady užitia by pri takomto postupe znázorňovali len jednu interakciu pretože úloha odpovedá jednej interakcii. Podla definície jazyka UML je ale prípad užitia úplná postupnosť interakcii. Znamená to, že jedne prípad užitia by mal zahŕňať všetky interakcie, ktoré privedú systém do takého stavu, aby mohla byť vykonávaná operácia znovu spustená. Vyplýva z toho, že zachytávanie jednotlivých interakcii v prípadoch užitia ne je vhodne.</text:p>
      <text:p text:style-name="P2"/>
      <text:p text:style-name="P2">Podobne mapovanie celého firemného procesu na prípad užitia by bolo značne zložité a neprehľadné. Vyskytovalo by sa tu veľké množstvo rolí a vznikal by veľký počet alternatívnych ciest.\\</text:p>
      <text:p text:style-name="P2"/>
      <text:p text:style-name="P2">Jedným spôsobom ako sa k tomuto problému môžeme postaviť, je zavedenie krokov. Jeden krok si definujeme ako postupnosť úloh, ktoré môžu byť vykonané bez prerušenia tou istou rolou. Napríklad uloženie „ulož rezerváciu“ môže byť prípad užitia ale „ulož rezerváciu a zašli dovolenkový leták“ <text:s/>nemôže byť prípadom užitia, lebo uplynie istý čas od momentu ako je rezervácia uložená a momentu, keď je možné vytvoriť, prispôsobiť a zaslať dovolenkový leták užívateľovi. Na firemné procesy sa ale môžeme pozerať aj ako na postupnosť krokov, pričom každý krok je prípad užitia s požadovaným výstupom a správaním. </text:p>
      <text:p text:style-name="P2"/>
      <text:p text:style-name="P2">Ako náhle sem schopný identifikovať prípad užitia, popíšeme jeho hlavné kroky skrz aktivity, ktoré v ňom prebiehajú. Takýmto spôsobom získavame popis prípadu užitia pomocou postupnosti krokov.\\</text:p>
      <text:p text:style-name="P2"/>
      <text:p text:style-name="P2">Všetky identifikované prípady užitia majú význam, lebo vznikli identifikovaním krokov vo firemnom procese. Každý prípad užitia odpovedá aspoň jednému firemnému procesu, či už celému alebo jeho pod časti, a je ich možné spojiť aspoň s jedným firemným procesom. Sú identifikované všetky prípady užitia, lebo každému kroku vo firemných procesoch je pridelený odpovedajúci prípad užitia s popisom hlavných krokov. </text:p>
      <text:p text:style-name="P2"/>
      <text:p text:style-name="P2">Ak sa nám úspešne podarí vykonať všetky tieto prevody, zvyšujeme tým pravdepodobnosť úspechu IT projektu.</text:p>
      <text:p text:style-name="P2"/>
      <text:p text:style-name="P1">\subsection{Modelovanie servisov -- SOA}</text:p>
      <text:p text:style-name="P2">Ak chce spoločnosť využívať servisne orientovanú architektúru (SOA) tak si musí vytvoriť portfólio servisu, ktoré spoločnosť poskytuje. Buď pre interné alebo externé použitie. Pri dosahovaní SOA môže spoločnosť dosiahnuť rôzne úrovne. Väčšina spoločnosti zavádza webové služby, ale sú však omnoho vyššie úrovne implementovania SOA v spoločnosti. Určenie úrovne na ktorej sa firma nachádza v rámci presadzovania SOA je zložitý proces sám o sebe. Na to aby <text:s/>spoločnosť dosiahla skutočne SOA je potrebné pochopiť, prijať a nasledovať metodiku. \\</text:p>
      <text:p text:style-name="P2"/>
      <text:p text:style-name="P2">Proces vývoja informačného systému pre firmu do ktorého využijeme SOA architektúru bude pokračovať spracovaním výsledkov firemnej analýzy , na identifikovanie a navrhnutie servisov. Začneme stavať na výsledkoch minulej fázy a to na firemnej vízií a cieľoch organizácie. Na automatizáciu firemných procesov musíme dodržať prioritné kritéria. Pri ich určení úzko spolupracuje IT a firemní manažment. Musia prehodnotiť kľúčové problémy firmy ako napríklad:</text:p>
      <text:p text:style-name="P2"><text:s/></text:p>
      <text:p text:style-name="P2">\begin{itemize}</text:p>
      <text:p text:style-name="P2">\item Určenie primárnych procesných slabostí a úzkych miest</text:p>
      <text:p text:style-name="P2">\item Problematické body vytknuté zákazníkom </text:p>
      <text:p text:style-name="P2"><text:soft-page-break/>\item Procesy, ktoré musia byť škálovateľné z nárastom objemu transakcií </text:p>
      <text:p text:style-name="P2">\end{itemize}</text:p>
      <text:p text:style-name="P2"/>
      <text:p text:style-name="P2">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ýkoľvek servis, ktorý môže byť identifikovateľný musí podporovať ciele firmy, ktoré sa snaží z časti alebo úplne vyriešiť. Týmto si pomôžeme pri uprednostňovaním funkčných častí firmy pre IT vývoj. Pre veľmi dôležité zložky firmy budú následne identifikované a definované servisy. Problémy s existujúcimi firemnými procesmi môžu byť použité ako hlavné ciele zavádzania servisov. <text:s/>V každom prípade pri určovaní priority zamerania IT musíme mať na pamäti firemné potreby. <text:s/>\\</text:p>
      <text:p text:style-name="P2"/>
      <text:p text:style-name="P2">Každý firemný proces ako aj prípady užitia, ktoré boli identifikované v predchádzajúcich fázach vývoja systému môžu byť pripísané na zoznam kandidátskych servisov. Však nie všetky kandidátske servisy aj realizované. Zmyslom SOA je zostaviť portfólio servisov, ktoré budú znovu použiteľné v čo najviac firemných procesoch. Implementácia týchto servisov musí byť taktiež dobré premyslená aby sa jednotlivo implementované časti dali využiť v rôznych implementáciách servisov. </text:p>
      <text:p text:style-name="P2"/>
      <text:p text:style-name="P2">\begin{figure}</text:p>
      <text:p text:style-name="P2"><text:s/>\centering</text:p>
      <text:p text:style-name="P2"><text:s/>\includegraphics{pic/BDDmodel.png}</text:p>
      <text:p text:style-name="P2"><text:s/>\caption{Úrovne servisne-orientovanej architektúry}</text:p>
      <text:p text:style-name="P2"><text:s/>\label{fig:SOAL}</text:p>
      <text:p text:style-name="P2">\end{figure}</text:p>
      <text:p text:style-name="P2"/>
      <text:p text:style-name="P2">Obrázok nám poskytuje náhľad na rôzne úrovne S0A. Zobrazuje kroky firemného procesu, ktoré sú prevedené na jeden servis alebo na skupinu viacerých servisov. Taktiež zobrazuje ako môže byť servis implementovaný komponentami. Tieto komponenty môžu byť pozostatky bývalého systému, komerčne dostupné riešenia alebo úplne z nuly vyvíjané komponenty. \\</text:p>
      <text:p text:style-name="P2"/>
      <text:p text:style-name="P2">Po zostavení listiny kandidátov na servisy sa snažíme dopracovať ku konečnej podobe servisného portfólia a vypracovať servisný model pre firmu. Základné činnosti, ktoré musia byť vykonané na dosiahnutie servisného modelu sú:</text:p>
      <text:p text:style-name="P2"/>
      <text:p text:style-name="P2">\begin{itemize}</text:p>
      <text:p text:style-name="P2">\item Analýza z hora dole cez procesné modely. </text:p>
      <text:p text:style-name="P2">\item Analýza už existujúceho systému a aplikácií. </text:p>
      <text:p text:style-name="P2">\item Vytvorenie prvotného servisného modelu pre kandidátske servisy.</text:p>
      <text:p text:style-name="P2">\item Jasné stanovenie popisov vlastnosti a kvality servisov. </text:p>
      <text:p text:style-name="P2">\item Zviazanie každého servisu s firemným cieľom a zabezpečenie aby sa servis podielal aspoň na jednom firemnom procese. </text:p>
      <text:p text:style-name="P2">\end{itemize}</text:p>
      <text:p text:style-name="P2"/>
      <text:p text:style-name="P1">\subsection{Systémový návrh a vývoj}</text:p>
      <text:p text:style-name="P2">Počas vývojovej fázy tím pracuje s počiatočným prípadom užitia a servisným modelom. Zanára sa do modelu a špecifikuje funkcionalitu pre každý prípad užitia. \\\\</text:p>
      <text:p text:style-name="P2">\textbf{Systémový návrh}</text:p>
      <text:p text:style-name="P2"/>
      <text:p text:style-name="P2">Na vytvorenie modelu systémových komponent využijeme popis funkcionality jednotlivých prípadov užitia. Model komponent popisuje rozhranie komponent, ktoré ponúkajú a zachytáva taktiež vzťahy medzi jednotlivými komponentami v celom systéme. Delenie systému na <text:soft-page-break/>komponenty odpovedá navrhnutým servisom v servisnom modeli. V modeli môžu byť zahrnuté aj komponenty, ktoré priamo neimplementujú servis, ale poskytujú len podpornú funkcionalitu. Komponenty, ktoré nemajú rozhrania sa nedajú externé využívať, tak sa využívajú len na vnútornú komunikáciu. Pre dôležité prípady užitia sú vytvárané sekvenčné diagramy skrz rozhrania komponentov. Týmto je systém navrhnutý aby komponenty z modelu komponent medzi sebou dobre komunikovali skrz rozhranie. </text:p>
      <text:p text:style-name="P2"/>
      <text:p text:style-name="P2">V tejto fáze sa taktiež identifikujú a dokumentujú nefunkčné požiadavky na systém. Nevyužívajú sa len vytvorenie SLA pre servisy ale sú tak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2"/>
      <text:p text:style-name="P2">Pred samotnou implementáciou modelovaných procesov musia byť najskôr definované implementácie servisov, ich popisy a spôsob vyvolania. Nie všetky kroky procesov sa však implementujú ako priame vyvolania servisov. Jedným z hlavných dôvod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2"/>
      <text:p text:style-name="P2">Po ukončení makro-návrhu na modelovaním diagramu komponent a operačného modelu pristúpime k mikro-návrhu, ktorý zahŕňa modelovanie diagramov tried a sekvenčných diagramov pre každú komponentu systému. Pri návrhu postupujeme iteratívne a využívame overené návrhové vzory. Dodávame tým návrhu na robustnosti a spoľahlivosti.\\\\</text:p>
      <text:p text:style-name="P2">\textbf{Systémový vývoj} </text:p>
      <text:p text:style-name="P2"/>
      <text:p text:style-name="P2">Počas vývoja sa prevádzajú modely z návrhovej časti do praktickej nahraditeľnej podoby. Vyberá sa technológia (nap. Java™ 2 Platform, Enterprise Edition), programovací jazyk (nap.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ervisy sú medzi sebou previazané pomocou nástroja na koordinovanie procesov, ktorý poskytuje možnosť previazať servisy skrz rozhrania ktoré poskytujú podľa navrhnutých firemných procesov.</text:p>
      <text:p text:style-name="P2"/>
      <text:p text:style-name="P2">Dôležitým aspektom takéhoto prístupu že jeden servis môže byť použitý vo viacerých procesoch čo je hlavným prínosom BDD prístupu. Firemné procesy vznikajú preskladaním servisov podľa potreby. Tento prístup poskytuje veľkú flexibilitu, lebo nevyhovujúce procesy sú vytvorené z nových lepších servisov a vyvinuté servisy sa zas používajú v iných procesoch. Nové procesy nie sú tvorené úplne od nuly ale môžu byt tvorené už z existujúcich servisov. Minimalizuje sa tým čas a náklady na rozširovanie a úpravy systému, a IT môže ľahšie a rýchlejšie reagovať na potreby firmy.</text:p>
      <text:p text:style-name="P2"/>
      <text:p text:style-name="P2">Paralelne s vývojom je budovaná aj infraštruktúra pre budúci systém. Využíva sa pri tom operačný model systému. Súčasne po dokončení vývoja musí byť pripravený aj hardvér aby mohlo nastať nasadenie systému.</text:p>
      <text:p text:style-name="P2"/>
      <text:p text:style-name="P1">\subsection{Nasadenie}</text:p>
      <text:p text:style-name="P2"/>
      <text:p text:style-name="P2"/>
      <text:p text:style-name="P2"/>
      <text:p text:style-name="P2">\subsection{Monitorovanie}</text:p>
      <text:p text:style-name="P2">dasdas</text:p>
      <text:p text:style-name="P2"><text:soft-page-break/></text:p>
      <text:p text:style-name="P2">\subsection{Analýza zozbieraných dát a adaptovanie}</text:p>
      <text:p text:style-name="P2">dasdasd</text:p>
      <text:p text:style-name="P2"/>
      <text:p text:style-name="P2">\subsection{Definované role}</text:p>
      <text:p text:style-name="P2">ads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05T09:48:50</dc:date>
    <dc:creator>Miroslav Ligas</dc:creator>
    <meta:editing-duration>PT235H51M17S</meta:editing-duration>
    <meta:editing-cycles>75</meta:editing-cycles>
    <meta:generator>OpenOffice.org/3.0$Linux OpenOffice.org_project/300m15$Build-9379</meta:generator>
    <meta:document-statistic meta:table-count="0" meta:image-count="0" meta:object-count="0" meta:page-count="16" meta:paragraph-count="278" meta:word-count="5723" meta:character-count="43755"/>
    <meta:user-defined meta:name="Info 1"/>
    <meta:user-defined meta:name="Info 2"/>
    <meta:user-defined meta:name="Info 3"/>
    <meta:user-defined meta:name="Info 4"/>
  </office:meta>
</office:document-meta>
</file>